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cbc6" officeooo:paragraph-rsid="001acbc6" style:font-weight-asian="bold" style:font-weight-complex="bold"/>
    </style:style>
    <style:style style:name="P2" style:family="paragraph" style:parent-style-name="Standard">
      <style:text-properties fo:font-size="24pt" style:text-underline-style="solid" style:text-underline-width="auto" style:text-underline-color="font-color" fo:font-weight="bold" officeooo:rsid="0005f39a" officeooo:paragraph-rsid="0005f39a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22pt" style:text-underline-style="none" fo:font-weight="bold" officeooo:rsid="0005f39a" officeooo:paragraph-rsid="0005f39a" style:font-size-asian="19.25pt" style:font-weight-asian="bold" style:font-size-complex="22pt" style:font-weight-complex="bold"/>
    </style:style>
    <style:style style:name="P4" style:family="paragraph" style:parent-style-name="Standard">
      <style:text-properties fo:font-size="22pt" style:text-underline-style="none" fo:font-weight="bold" officeooo:rsid="00087777" officeooo:paragraph-rsid="00087777" style:font-size-asian="19.25pt" style:font-weight-asian="bold" style:font-size-complex="22pt" style:font-weight-complex="bold"/>
    </style:style>
    <style:style style:name="P5" style:family="paragraph" style:parent-style-name="Standard">
      <style:text-properties fo:font-size="22pt" style:text-underline-style="none" fo:font-weight="bold" officeooo:rsid="00098836" officeooo:paragraph-rsid="00098836" style:font-size-asian="19.25pt" style:font-weight-asian="bold" style:font-size-complex="22pt" style:font-weight-complex="bold"/>
    </style:style>
    <style:style style:name="P6" style:family="paragraph" style:parent-style-name="Standard">
      <style:text-properties fo:font-size="22pt" style:text-underline-style="none" fo:font-weight="normal" officeooo:rsid="0005f39a" officeooo:paragraph-rsid="0005f39a" style:font-size-asian="19.25pt" style:font-weight-asian="normal" style:font-size-complex="22pt" style:font-weight-complex="normal"/>
    </style:style>
    <style:style style:name="P7" style:family="paragraph" style:parent-style-name="Standard">
      <style:text-properties fo:font-size="22pt" style:text-underline-style="none" fo:font-weight="normal" officeooo:rsid="00073a48" officeooo:paragraph-rsid="00073a48" style:font-size-asian="19.25pt" style:font-weight-asian="normal" style:font-size-complex="22pt" style:font-weight-complex="normal"/>
    </style:style>
    <style:style style:name="P8" style:family="paragraph" style:parent-style-name="Standard">
      <style:text-properties fo:font-size="22pt" style:text-underline-style="none" fo:font-weight="normal" officeooo:rsid="00087777" officeooo:paragraph-rsid="00087777" style:font-size-asian="19.25pt" style:font-weight-asian="normal" style:font-size-complex="22pt" style:font-weight-complex="normal"/>
    </style:style>
    <style:style style:name="P9" style:family="paragraph" style:parent-style-name="Standard">
      <style:text-properties fo:font-size="22pt" style:text-underline-style="none" fo:font-weight="normal" officeooo:rsid="0010535f" officeooo:paragraph-rsid="0010535f" style:font-size-asian="19.25pt" style:font-weight-asian="normal" style:font-size-complex="22pt" style:font-weight-complex="normal"/>
    </style:style>
    <style:style style:name="P10" style:family="paragraph" style:parent-style-name="Standard">
      <style:text-properties fo:font-weight="normal" officeooo:rsid="001354a6" officeooo:paragraph-rsid="001354a6" style:font-weight-asian="normal" style:font-weight-complex="normal"/>
    </style:style>
    <style:style style:name="P11" style:family="paragraph" style:parent-style-name="Standard">
      <style:text-properties fo:font-weight="normal" officeooo:rsid="0018df8a" officeooo:paragraph-rsid="0018df8a" style:font-weight-asian="normal" style:font-weight-complex="normal"/>
    </style:style>
    <style:style style:name="P12" style:family="paragraph" style:parent-style-name="Standard">
      <style:text-properties fo:font-size="20pt" fo:font-weight="normal" officeooo:rsid="001c31d2" officeooo:paragraph-rsid="001c31d2" style:font-size-asian="17.5pt" style:font-weight-asian="normal" style:font-size-complex="20pt" style:font-weight-complex="normal"/>
    </style:style>
    <style:style style:name="P13" style:family="paragraph" style:parent-style-name="Standard">
      <style:text-properties fo:font-size="20pt" fo:font-weight="normal" officeooo:rsid="001f0f47" officeooo:paragraph-rsid="001f0f47" style:font-size-asian="17.5pt" style:font-weight-asian="normal" style:font-size-complex="20pt" style:font-weight-complex="normal"/>
    </style:style>
    <style:style style:name="P14" style:family="paragraph" style:parent-style-name="Standard">
      <style:text-properties fo:font-size="20pt" fo:font-weight="bold" officeooo:rsid="001f0f47" officeooo:paragraph-rsid="001f0f47" style:font-size-asian="17.5pt" style:font-weight-asian="bold" style:font-size-complex="20pt" style:font-weight-complex="bold"/>
    </style:style>
    <style:style style:name="P15" style:family="paragraph" style:parent-style-name="Heading_20_2">
      <style:text-properties fo:font-size="20pt" fo:font-weight="bold" officeooo:rsid="001f0f47" officeooo:paragraph-rsid="001f0f47" style:font-size-asian="17.5pt" style:font-weight-asian="bold" style:font-size-complex="20pt" style:font-weight-complex="bold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Standard" style:list-style-name="L1">
      <style:text-properties fo:font-size="22pt" style:text-underline-style="none" fo:font-weight="normal" officeooo:rsid="00098836" officeooo:paragraph-rsid="00098836" style:font-size-asian="19.25pt" style:font-weight-asian="normal" style:font-size-complex="22pt" style:font-weight-complex="normal"/>
    </style:style>
    <style:style style:name="P18" style:family="paragraph" style:parent-style-name="Standard" style:list-style-name="L1">
      <style:text-properties fo:font-size="22pt" style:text-underline-style="none" fo:font-weight="normal" officeooo:rsid="000b7511" officeooo:paragraph-rsid="000b7511" style:font-size-asian="19.25pt" style:font-weight-asian="normal" style:font-size-complex="22pt" style:font-weight-complex="normal"/>
    </style:style>
    <style:style style:name="P19" style:family="paragraph" style:parent-style-name="Standard" style:list-style-name="L1">
      <style:text-properties fo:font-size="22pt" style:text-underline-style="none" fo:font-weight="normal" officeooo:rsid="000cb471" officeooo:paragraph-rsid="000cb471" style:font-size-asian="19.25pt" style:font-weight-asian="normal" style:font-size-complex="22pt" style:font-weight-complex="normal"/>
    </style:style>
    <style:style style:name="P20" style:family="paragraph" style:parent-style-name="Standard" style:list-style-name="L1">
      <style:text-properties fo:font-size="22pt" style:text-underline-style="none" fo:font-weight="normal" officeooo:rsid="000d881e" officeooo:paragraph-rsid="000d881e" style:font-size-asian="19.25pt" style:font-weight-asian="normal" style:font-size-complex="22pt" style:font-weight-complex="normal"/>
    </style:style>
    <style:style style:name="P21" style:family="paragraph" style:parent-style-name="Standard">
      <style:text-properties fo:font-size="22pt" style:text-underline-style="none" fo:font-weight="normal" officeooo:rsid="000d881e" officeooo:paragraph-rsid="000d881e" style:font-size-asian="19.25pt" style:font-weight-asian="normal" style:font-size-complex="22pt" style:font-weight-complex="normal"/>
    </style:style>
    <style:style style:name="P22" style:family="paragraph" style:parent-style-name="Standard">
      <style:text-properties fo:font-size="22pt" style:text-underline-style="none" fo:font-weight="normal" officeooo:rsid="001354a6" officeooo:paragraph-rsid="001354a6" style:font-size-asian="19.25pt" style:font-weight-asian="normal" style:font-size-complex="22pt" style:font-weight-complex="normal"/>
    </style:style>
    <style:style style:name="P23" style:family="paragraph" style:parent-style-name="Standard">
      <style:text-properties fo:font-size="22pt" style:text-underline-style="none" fo:font-weight="normal" officeooo:rsid="001586fe" officeooo:paragraph-rsid="001586fe" style:font-size-asian="19.25pt" style:font-weight-asian="normal" style:font-size-complex="22pt" style:font-weight-complex="normal"/>
    </style:style>
    <style:style style:name="P24" style:family="paragraph" style:parent-style-name="Standard">
      <style:text-properties fo:font-size="22pt" style:text-underline-style="none" fo:font-weight="normal" officeooo:rsid="0015dc9f" officeooo:paragraph-rsid="0015dc9f" style:font-size-asian="19.25pt" style:font-weight-asian="normal" style:font-size-complex="22pt" style:font-weight-complex="normal"/>
    </style:style>
    <style:style style:name="P25" style:family="paragraph" style:parent-style-name="Standard">
      <style:text-properties fo:font-size="22pt" style:text-underline-style="none" fo:font-weight="normal" officeooo:rsid="00193c8b" officeooo:paragraph-rsid="0018df8a" style:font-size-asian="19.25pt" style:font-weight-asian="normal" style:font-size-complex="22pt" style:font-weight-complex="normal"/>
    </style:style>
    <style:style style:name="P26" style:family="paragraph" style:parent-style-name="Standard">
      <style:text-properties fo:font-size="22pt" style:text-underline-style="none" fo:font-weight="normal" officeooo:rsid="00193c8b" officeooo:paragraph-rsid="00193c8b" style:font-size-asian="19.25pt" style:font-weight-asian="normal" style:font-size-complex="22pt" style:font-weight-complex="normal"/>
    </style:style>
    <style:style style:name="P27" style:family="paragraph" style:parent-style-name="Standard">
      <style:text-properties fo:font-size="22pt" style:text-underline-style="none" fo:font-weight="bold" officeooo:rsid="001354a6" officeooo:paragraph-rsid="001354a6" style:font-size-asian="19.25pt" style:font-weight-asian="bold" style:font-size-complex="22pt" style:font-weight-complex="bold"/>
    </style:style>
    <style:style style:name="P28" style:family="paragraph" style:parent-style-name="Standard">
      <style:text-properties fo:font-size="22pt" style:text-underline-style="none" fo:font-weight="bold" officeooo:rsid="0015dc9f" officeooo:paragraph-rsid="0015dc9f" style:font-size-asian="19.25pt" style:font-weight-asian="bold" style:font-size-complex="22pt" style:font-weight-complex="bold"/>
    </style:style>
    <style:style style:name="P29" style:family="paragraph" style:parent-style-name="Standard">
      <style:text-properties fo:font-size="22pt" style:text-underline-style="none" fo:font-weight="bold" officeooo:rsid="0018df8a" officeooo:paragraph-rsid="0018df8a" style:font-size-asian="19.25pt" style:font-weight-asian="bold" style:font-size-complex="22pt" style:font-weight-complex="bold"/>
    </style:style>
    <style:style style:name="P30" style:family="paragraph" style:parent-style-name="Standard">
      <style:text-properties fo:font-size="18pt" style:text-underline-style="none" fo:font-weight="normal" officeooo:rsid="001c31d2" officeooo:paragraph-rsid="001c31d2" style:font-size-asian="18pt" style:font-weight-asian="normal" style:font-size-complex="18pt" style:font-weight-complex="normal"/>
    </style:style>
    <style:style style:name="P31" style:family="paragraph" style:parent-style-name="Standard">
      <style:text-properties fo:font-size="20pt" style:text-underline-style="none" fo:font-weight="bold" officeooo:rsid="001d9ed9" officeooo:paragraph-rsid="001c31d2" style:font-size-asian="17.5pt" style:font-weight-asian="bold" style:font-size-complex="20pt" style:font-weight-complex="bold"/>
    </style:style>
    <style:style style:name="P32" style:family="paragraph" style:parent-style-name="Standard">
      <style:text-properties fo:font-size="20pt" style:text-underline-style="none" fo:font-weight="normal" officeooo:rsid="001f0f47" officeooo:paragraph-rsid="001f0f47" style:font-size-asian="17.5pt" style:font-weight-asian="normal" style:font-size-complex="20pt" style:font-weight-complex="normal"/>
    </style:style>
    <style:style style:name="P33" style:family="paragraph" style:parent-style-name="Standard">
      <style:text-properties fo:font-size="20pt" fo:font-weight="bold" officeooo:rsid="001f0f47" officeooo:paragraph-rsid="001f0f47" style:font-size-asian="17.5pt" style:font-weight-asian="bold" style:font-size-complex="20pt" style:font-weight-complex="bold"/>
    </style:style>
    <style:style style:name="P34" style:family="paragraph" style:parent-style-name="Text_20_body">
      <style:text-properties officeooo:paragraph-rsid="002913b2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>
      <style:text-properties fo:font-weight="bold" officeooo:paragraph-rsid="002913b2" style:font-weight-asian="bold" style:font-weight-complex="bold"/>
    </style:style>
    <style:style style:name="T1" style:family="text">
      <style:text-properties officeooo:rsid="00066aec"/>
    </style:style>
    <style:style style:name="T2" style:family="text">
      <style:text-properties fo:font-size="22pt" style:text-underline-style="none" style:font-size-asian="19.25pt" style:font-size-complex="22pt"/>
    </style:style>
    <style:style style:name="T3" style:family="text">
      <style:text-properties fo:font-size="22pt" style:text-underline-style="none" officeooo:rsid="00142b48" style:font-size-asian="19.25pt" style:font-size-complex="22pt"/>
    </style:style>
    <style:style style:name="T4" style:family="text">
      <style:text-properties fo:font-size="22pt" style:text-underline-style="none" officeooo:rsid="00193c8b" style:font-size-asian="19.25pt" style:font-size-complex="22pt"/>
    </style:style>
    <style:style style:name="T5" style:family="text">
      <style:text-properties fo:font-size="22pt" style:text-underline-style="none" officeooo:rsid="001c31d2" style:font-size-asian="19.25pt" style:font-size-complex="22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d9ed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1d9ed9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officeooo:rsid="002762a1"/>
    </style:style>
    <style:style style:name="T12" style:family="text">
      <style:text-properties officeooo:rsid="00279898"/>
    </style:style>
    <style:style style:name="T13" style:family="text">
      <style:text-properties officeooo:rsid="0028eb15"/>
    </style:style>
    <style:style style:name="T14" style:family="text">
      <style:text-properties officeooo:rsid="002913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 <text:span text:style-name="T11">in web dev use </text:span><text:span text:style-name="T1">basics:</text:span></text:p>
      <text:p text:style-name="P2"/>
      <text:p text:style-name="P3">Adding inline JS to HTML document:</text:p>
      <text:p text:style-name="P3"/>
      <text:p text:style-name="P6">&lt;script&gt;</text:p>
      <text:p text:style-name="P6"><text:tab/>var date = new Date();</text:p>
      <text:p text:style-name="P6"><text:tab/>document.body.innerHTML = “&lt;h1&gt;Today is: “</text:p>
      <text:p text:style-name="P6">+ date + “&lt;/h1&gt;”</text:p>
      <text:p text:style-name="P7">&lt;/script&gt;</text:p>
      <text:p text:style-name="P7"/>
      <text:p text:style-name="P4">Linking external JS file in HTML:</text:p>
      <text:p text:style-name="P4"/>
      <text:p text:style-name="P8">&lt;script src=”script.js” &gt;&lt;/script&gt;</text:p>
      <text:p text:style-name="P8"/>
      <text:p text:style-name="P9">Add defer in the script tag to make sure the script is executed only after verything else is loaded.</text:p>
      <text:p text:style-name="P8"/>
      <text:p text:style-name="P5">How to write JavaScript?</text:p>
      <text:list xml:id="list3060549243" text:style-name="L1">
        <text:list-item>
          <text:p text:style-name="P17">JavaScipt is Case sensitive.</text:p>
        </text:list-item>
        <text:list-item>
          <text:p text:style-name="P18">Use camelCase.</text:p>
        </text:list-item>
        <text:list-item>
          <text:p text:style-name="P19">Whitespace matters only to humans.</text:p>
        </text:list-item>
        <text:list-item>
          <text:p text:style-name="P19">End each statement with a semicolon.</text:p>
        </text:list-item>
        <text:list-item>
          <text:p text:style-name="P20">Use comments liberally (// or /*...*/)</text:p>
        </text:list-item>
      </text:list>
      <text:p text:style-name="P21"/>
      <text:p text:style-name="P21"/>
      <text:p text:style-name="P27"/>
      <text:p text:style-name="P27"/>
      <text:p text:style-name="P27"/>
      <text:p text:style-name="P27"><text:soft-page-break/>Variables:</text:p>
      <text:p text:style-name="P22"><text:tab/></text:p>
      <text:p text:style-name="P22"><text:tab/>var a;</text:p>
      <text:p text:style-name="P10"><text:span text:style-name="T2"><text:tab/>var A </text:span><text:span text:style-name="T3">= 5</text:span><text:span text:style-name="T2">;</text:span></text:p>
      <text:p text:style-name="P22"><text:tab/>var currentTime;</text:p>
      <text:p text:style-name="P22"><text:tab/>var unit_4;</text:p>
      <text:p text:style-name="P22"><text:tab/>var $container;</text:p>
      <text:p text:style-name="P23"/>
      <text:p text:style-name="P23">To avoid global scope always declare your variables.</text:p>
      <text:p text:style-name="P23"/>
      <text:p text:style-name="P28">Data types in JS:</text:p>
      <text:p text:style-name="P24">Numeric, undefined, String, Boolean, null, Symbol.</text:p>
      <text:p text:style-name="P24"/>
      <text:p text:style-name="P29">If-else example:</text:p>
      <text:p text:style-name="P11"><text:span text:style-name="T2">if ( a &gt; b) </text:span><text:span text:style-name="T4">{</text:span></text:p>
      <text:p text:style-name="P25"><text:tab/>Do something.</text:p>
      <text:p text:style-name="P26">} else {</text:p>
      <text:p text:style-name="P26"><text:tab/>Do something else.</text:p>
      <text:p text:style-name="P26">}</text:p>
      <text:p text:style-name="P26"/>
      <text:p text:style-name="P1"><text:span text:style-name="T2">Ternary </text:span><text:span text:style-name="T5">operator:</text:span></text:p>
      <text:p text:style-name="P30">a == b ? console.log(“Match”) : console.log(“No match”)</text:p>
      <text:p text:style-name="P30"/>
      <text:p text:style-name="P12"><text:span text:style-name="T6">//</text:span><text:span text:style-name="T7">General ternary syntax: </text:span><text:span text:style-name="T9">condition ? True : false</text:span></text:p>
      <text:p text:style-name="P31"/>
      <text:p text:style-name="P13"><text:span text:style-name="T9">A</text:span><text:span text:style-name="T8">rray syntax:</text:span></text:p>
      <text:p text:style-name="P32"><text:tab/></text:p>
      <text:p text:style-name="P32"><text:tab/>var example_array = [“1”, “abc”, 2, 7];</text:p>
      <text:p text:style-name="P32"/>
      <text:p text:style-name="P14"><text:soft-page-break/><text:span text:style-name="T6">Property : </text:span><text:span text:style-name="T10">Meta info about the object.</text:span></text:p>
      <text:p text:style-name="P14"><text:span text:style-name="T6">Method : </text:span><text:span text:style-name="T10">Function that belongs to the object.</text:span></text:p>
      <text:p text:style-name="P32"/>
      <text:p text:style-name="P14">var pens;</text:p>
      <text:p text:style-name="P14">pens = ["red", "blue", "green", "orange"];</text:p>
      <text:p text:style-name="P14"/>
      <text:p text:style-name="P14">console.log("Before: ", pens);</text:p>
      <text:p text:style-name="P14"/>
      <text:p text:style-name="P14">// PROPERTIES:</text:p>
      <text:p text:style-name="P14">// Get a property of an object by name:</text:p>
      <text:p text:style-name="P14">// console.log("Array length: ", pens.length);</text:p>
      <text:p text:style-name="P14"/>
      <text:p text:style-name="P14">// METHODS:</text:p>
      <text:p text:style-name="P14">// Reverse the array:</text:p>
      <text:p text:style-name="P14">// pens.reverse();</text:p>
      <text:p text:style-name="P14"/>
      <text:p text:style-name="P14">// Remove the first value of the array:</text:p>
      <text:p text:style-name="P14">// pens.shift();</text:p>
      <text:p text:style-name="P14"/>
      <text:p text:style-name="P14">// Add comma-separated list of values to the front of the array:</text:p>
      <text:p text:style-name="P14">// pens.unshift("purple", "black");</text:p>
      <text:p text:style-name="P14"/>
      <text:p text:style-name="P14">// Remove the last value of the array:</text:p>
      <text:p text:style-name="P14">// pens.pop();</text:p>
      <text:p text:style-name="P14"/>
      <text:p text:style-name="P14">// Add comma-separated list of values to the end of the array:</text:p>
      <text:p text:style-name="P14">// pens.push("pink", "prussian blue");</text:p>
      <text:p text:style-name="P14"/>
      <text:p text:style-name="P14"><text:soft-page-break/>// Find the specified position (pos) and remove n number of items from the array. Arguments: pens.splice(pos,n):</text:p>
      <text:p text:style-name="P14">// pens.splice(pos, n) // Starts at the seccond item and removes two items.</text:p>
      <text:p text:style-name="P14"/>
      <text:p text:style-name="P14">// console.log("After: ", pens);</text:p>
      <text:p text:style-name="P14"/>
      <text:p text:style-name="P14">// Create a copy of an array. Typically assigned to a new variable:</text:p>
      <text:p text:style-name="P14">// var newPens = pens.slice();</text:p>
      <text:p text:style-name="P14">// console.log("New pens: ", newPens);</text:p>
      <text:p text:style-name="P14"/>
      <text:p text:style-name="P14">// Return the first element that matches the search parameter after the specified index position. Defaults to index position 0. Arguments: pens.indexOf(search, index):</text:p>
      <text:p text:style-name="P14">// var result = pens.indexOf(search, index);</text:p>
      <text:p text:style-name="P14">// console.log("The search result index is: ", result);</text:p>
      <text:p text:style-name="P14"/>
      <text:p text:style-name="P14">// Return the items in an array as a comma separated string. The separator argument can be used to change the comma to something else. Arguments: pens.join(separator):</text:p>
      <text:p text:style-name="P14">// var arrayString = pens.join(separator);</text:p>
      <text:p text:style-name="P14">// console.log("String from array: ", arrayString);</text:p>
      <text:p text:style-name="P14"/>
      <text:p text:style-name="P14"/>
      <text:p text:style-name="P14"/>
      <text:p text:style-name="P14"/>
      <text:p text:style-name="P14"/>
      <text:p text:style-name="P14"/>
      <text:h text:style-name="P15" text:outline-level="2"><text:soft-page-break/></text:h>
      <text:h text:style-name="Heading_20_2" text:outline-level="2"><text:bookmark text:name="table-of-contents-heading-d915"/>Operator Types</text:h>
      <text:h text:style-name="Heading_20_3" text:outline-level="3">Unary</text:h>
      <text:p text:style-name="Text_20_body">A <text:span text:style-name="Emphasis">unary</text:span> operator requires a single operand, either before or after the operator, following this format:</text:p>
      <text:p text:style-name="Preformatted_20_Text">operand operator</text:p>
      <text:p text:style-name="P16">operator operand</text:p>
      <text:p text:style-name="Text_20_body">For example, in the expression <text:span text:style-name="Source_20_Text">a++</text:span>, <text:span text:style-name="Source_20_Text">++</text:span> is a unary operator.</text:p>
      <text:h text:style-name="Heading_20_3" text:outline-level="3">Binary</text:h>
      <text:p text:style-name="Text_20_body">A <text:span text:style-name="Emphasis">binary</text:span> operator requires two operands, one before the operator and one after the operator, following this format:</text:p>
      <text:p text:style-name="P16">operand1 operator operand2</text:p>
      <text:p text:style-name="Text_20_body">For example, in the expression <text:span text:style-name="Source_20_Text">a + b = c</text:span>, <text:span text:style-name="Source_20_Text">+</text:span> is a binary operator.</text:p>
      <text:h text:style-name="Heading_20_3" text:outline-level="3">Ternary</text:h>
      <text:p text:style-name="Text_20_body">There is one <text:span text:style-name="Emphasis">ternary</text:span> operator, the conditional operator. For example, in the expression <text:span text:style-name="Source_20_Text">a ? b : c</text:span>, the use of <text:span text:style-name="Source_20_Text">?</text:span> and <text:span text:style-name="Source_20_Text">:</text:span> in this manner constitutes the ternary operator. </text:p>
      <text:h text:style-name="Heading_20_2" text:outline-level="2"><text:bookmark text:name="table-of-contents-heading-539b"/>Arithmetic Operators</text:h>
      <text:p text:style-name="Text_20_body">An arithmetic operator takes numeric values (either literals or variables) as its operands and returns a single numeric value. The standard arithmetic operators are addition (<text:span text:style-name="Source_20_Text">+</text:span>), subtraction (<text:span text:style-name="Source_20_Text">-</text:span>), multiplication (<text:span text:style-name="Source_20_Text">*</text:span>), and division (<text:span text:style-name="Source_20_Text">/</text:span>). Other arithmetic operators are remainder (<text:span text:style-name="Source_20_Text">%</text:span>), unary negation (<text:span text:style-name="Source_20_Text">-</text:span>), unary plus (<text:span text:style-name="Source_20_Text">+</text:span>), increment (<text:span text:style-name="Source_20_Text">++</text:span>), decrement (<text:span text:style-name="Source_20_Text">--</text:span>), and exponentiation (<text:span text:style-name="Source_20_Text">**</text:span>).</text:p>
      <text:h text:style-name="Heading_20_3" text:outline-level="3">1. Addition (<text:span text:style-name="Source_20_Text">+</text:span>)</text:h>
      <text:p text:style-name="Text_20_body">We use this operator in the form <text:span text:style-name="Source_20_Text">operand1 + operand_2</text:span>. For example:</text:p>
      <text:p text:style-name="Preformatted_20_Text">2 + 3 // evaluates to 5</text:p>
      <text:p text:style-name="P16">4 + 10 // evaluates to 14</text:p>
      <text:h text:style-name="Heading_20_3" text:outline-level="3">2. Subtraction (<text:span text:style-name="Source_20_Text">-</text:span>)</text:h>
      <text:p text:style-name="Text_20_body">We use this operator in the form <text:span text:style-name="Source_20_Text">operand1 - operand2</text:span>. For example:</text:p>
      <text:p text:style-name="Preformatted_20_Text">3 - 2 // evaluates to 1</text:p>
      <text:p text:style-name="P16">4 - 10 // evaluates to -6</text:p>
      <text:h text:style-name="Heading_20_3" text:outline-level="3">3. Multiplication (<text:span text:style-name="Source_20_Text">*</text:span>)</text:h>
      <text:p text:style-name="Text_20_body">We use this operator in the form <text:span text:style-name="Source_20_Text">operand1 * operand2</text:span>. For example:</text:p>
      <text:p text:style-name="Preformatted_20_Text">3 * 2 // evaluates to 6</text:p>
      <text:p text:style-name="P16"><text:soft-page-break/>4 * 10 // evaluates to 40</text:p>
      <text:h text:style-name="Heading_20_3" text:outline-level="3">4. Division (<text:span text:style-name="Source_20_Text">/</text:span>)</text:h>
      <text:p text:style-name="Text_20_body">We use this operator in the form <text:span text:style-name="Source_20_Text">operand1 / operand2</text:span>. For example:</text:p>
      <text:p text:style-name="Preformatted_20_Text">6 / 3 // evaluates to 2</text:p>
      <text:p text:style-name="Preformatted_20_Text">3 / 2 // evaluates to 1.5</text:p>
      <text:p text:style-name="P16">4 / 10 // evaluates to 0.4</text:p>
      <text:h text:style-name="Heading_20_3" text:outline-level="3">5. Remainder (<text:span text:style-name="Source_20_Text">%</text:span>)</text:h>
      <text:p text:style-name="Text_20_body">We use this operator in the form <text:span text:style-name="Source_20_Text">operand1 % operand2</text:span>. For example:</text:p>
      <text:p text:style-name="Preformatted_20_Text">6 % 3 // evaluates to 0</text:p>
      <text:p text:style-name="Preformatted_20_Text">3 % 2 // evaluates to 1</text:p>
      <text:p text:style-name="P16">4 % 10 // evaluates to 4</text:p>
      <text:h text:style-name="Heading_20_3" text:outline-level="3">6. Exponentiation (<text:span text:style-name="Source_20_Text">**</text:span>)</text:h>
      <text:p text:style-name="Text_20_body">We use this operator in the form <text:span text:style-name="Source_20_Text">operand1 ** operand2</text:span>. This operator is a part of ECMAScript2016 feature set. For example:</text:p>
      <text:p text:style-name="Preformatted_20_Text">2 ** 3 // evaluates to 8</text:p>
      <text:p text:style-name="Preformatted_20_Text">3 ** 2 // evaluates to 9</text:p>
      <text:p text:style-name="P16">5 ** 4 // evaluates to 625</text:p>
      <text:h text:style-name="Heading_20_3" text:outline-level="3">7. Unary Negation (<text:span text:style-name="Source_20_Text">-</text:span>)</text:h>
      <text:p text:style-name="Text_20_body">We use this operator in the form <text:span text:style-name="Source_20_Text">-operand</text:span>. For example:</text:p>
      <text:p text:style-name="Preformatted_20_Text">-4 // evaluates to -4</text:p>
      <text:p text:style-name="P16">-(-5) // evaluates to 5 (not --5)</text:p>
      <text:h text:style-name="Heading_20_3" text:outline-level="3">8. Unary Plus (<text:span text:style-name="Source_20_Text">+</text:span>)</text:h>
      <text:p text:style-name="Text_20_body">We use this operator in the form <text:span text:style-name="Source_20_Text">+operand</text:span>. For example:</text:p>
      <text:p text:style-name="Preformatted_20_Text">+4 // evaluates to 4</text:p>
      <text:p text:style-name="P16">+(-4) // evaluates to -4</text:p>
      <text:h text:style-name="Heading_20_3" text:outline-level="3">9. Increment (<text:span text:style-name="Source_20_Text">++</text:span>)</text:h>
      <text:p text:style-name="Text_20_body">We use this operator in the prefix and postfix forms, forms <text:span text:style-name="Source_20_Text">++operand</text:span> and <text:span text:style-name="Source_20_Text">operand++</text:span>. The prefix form, <text:span text:style-name="Source_20_Text">++operand</text:span>, increments the operand by <text:bookmark text:name="MathJax-Element-1-Frame"/><text:span text:style-name="T12">1</text:span></text:p>
      <text:p text:style-name="Text_20_body">and then returns the value of the operand. The postfix form, <text:span text:style-name="Source_20_Text">operand++</text:span>, returns the value of the operand and <text:span text:style-name="Emphasis">then</text:span> increments the operand's value by <text:bookmark text:name="MathJax-Element-2-Frame"/><text:span text:style-name="T12">1</text:span>.</text:p>
      <text:p text:style-name="P34"/>
      <text:p text:style-name="P34"/>
      <text:p text:style-name="P34"/>
      <text:p text:style-name="P34"/>
      <text:p text:style-name="P34"><text:soft-page-break/></text:p>
      <text:p text:style-name="P36"><text:span text:style-name="T14">1</text:span>0. Decrement (- - )</text:p>
      <text:p text:style-name="P35"/>
      <text:p text:style-name="Text_20_body">We use this operator in the prefix and postfix forms, forms --operand and operand--. The prefix form, --operand, decrements the operand by <text:span text:style-name="T13">1.</text:span></text:p>
      <text:p text:style-name="Text_20_body">and then returns the value of the operand. The postfix form, operand--, returns the value of the operand and then decrements the operand's value by <text:s/><text:span text:style-name="T13">1</text:span>.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09:49:41.059121758</meta:creation-date>
    <dc:date>2020-07-18T15:46:22.865941420</dc:date>
    <meta:editing-duration>PT8H20M32S</meta:editing-duration>
    <meta:editing-cycles>27</meta:editing-cycles>
    <meta:generator>LibreOffice/6.4.4.2$Linux_X86_64 LibreOffice_project/40$Build-2</meta:generator>
    <meta:document-statistic meta:table-count="0" meta:image-count="0" meta:object-count="0" meta:page-count="7" meta:paragraph-count="124" meta:word-count="919" meta:character-count="5229" meta:non-whitespace-character-count="4429"/>
  </office:meta>
</office:document-meta>
</file>